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URW Chancery L" svg:font-family="'URW Chancery 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rsid="001cd012" officeooo:paragraph-rsid="001cd012"/>
    </style:style>
    <style:style style:name="P2" style:family="paragraph" style:parent-style-name="Standard">
      <style:text-properties fo:font-size="16pt" fo:font-weight="bold" officeooo:rsid="001cd012" officeooo:paragraph-rsid="001cd012" style:font-size-asian="16pt" style:font-weight-asian="bold" style:font-size-complex="16pt" style:font-weight-complex="bold"/>
    </style:style>
    <style:style style:name="P3" style:family="paragraph" style:parent-style-name="Standard">
      <style:text-properties fo:font-size="16pt" fo:font-style="italic" style:text-underline-style="solid" style:text-underline-width="auto" style:text-underline-color="font-color" fo:font-weight="bold" officeooo:rsid="001cd012" officeooo:paragraph-rsid="001cd012" fo:background-color="#ff3333" style:font-size-asian="16pt" style:font-style-asian="italic" style:font-weight-asian="bold" style:font-size-complex="16pt" style:font-style-complex="italic" style:font-weight-complex="bold"/>
    </style:style>
    <style:style style:name="P4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rsid="001cd012" officeooo:paragraph-rsid="001cd012"/>
    </style:style>
    <style:style style:name="T1" style:family="text">
      <style:text-properties fo:font-size="16pt" fo:font-style="italic" style:text-underline-style="solid" style:text-underline-width="auto" style:text-underline-color="font-color" fo:font-weight="bold" officeooo:rsid="001e75dc" fo:background-color="#ff3333" style:font-size-asian="16pt" style:font-style-asian="italic" style:font-weight-asian="bold" style:font-size-complex="16pt" style:font-style-complex="italic" style:font-weight-complex="bold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style:font-name="URW Chancery L" fo:font-size="26pt" style:font-size-asian="26pt" style:font-size-complex="26pt"/>
    </style:style>
    <style:style style:name="T4" style:family="text">
      <style:text-properties style:font-name="URW Chancery L" fo:font-size="26pt" fo:font-weight="bold" style:font-size-asian="26pt" style:font-weight-asian="bold" style:font-size-complex="26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Nom de la personne : <text:text-input text:description="">$personne.Nom</text:text-input></text:p>
      <text:p text:style-name="P1"/>
      <text:p text:style-name="P4">Prenom de la personne : <text:text-input text:description="">$personne.Prenom1</text:text-input></text:p>
      <text:p text:style-name="P1"/>
      <text:p text:style-name="P3">Numero de SOM : <text:text-input text:description="">$personne.Som</text:text-input></text:p>
      <text:p text:style-name="P3"/>
      <text:p text:style-name="Standard"><text:span text:style-name="T1">Diplome : </text:span><text:s/><text:span text:style-name="T4"><text:text-input text:description="">$diplome</text:text-input></text:span><text:span text:style-name="T4"><text:text-input text:description=""/></text:span><text:span text:style-name="T4">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URW Chancery L" svg:font-family="'URW Chancery 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ohamed salhi</meta:initial-creator>
    <meta:creation-date>2013-12-09T10:19:18.844314292</meta:creation-date>
    <dc:date>2013-12-10T17:48:30.325922911</dc:date>
    <dc:creator>mohamed salhi</dc:creator>
    <meta:editing-duration>P0D</meta:editing-duration>
    <meta:editing-cycles>2</meta:editing-cycles>
    <meta:generator>LibreOffice/4.1.3.2$Linux_X86_64 LibreOffice_project/410$Build-2</meta:generator>
    <meta:document-statistic meta:table-count="0" meta:image-count="0" meta:object-count="0" meta:page-count="1" meta:paragraph-count="4" meta:word-count="20" meta:character-count="124" meta:non-whitespace-character-count="106"/>
  </office:meta>
</office:document-meta>
</file>